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3">
      <style:paragraph-properties>
        <style:tab-stops>
          <style:tab-stop style:position="6.3in"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Heading_20_1">
      <style:paragraph-properties fo:break-before="page"/>
    </style:style>
    <style:style style:name="P6" style:family="paragraph" style:parent-style-name="Heading_20_1">
      <style:paragraph-properties fo:break-before="page"/>
      <style:text-properties officeooo:rsid="001c67e9" officeooo:paragraph-rsid="001c67e9"/>
    </style:style>
    <style:style style:name="P7" style:family="paragraph" style:parent-style-name="Heading_20_1" style:list-style-name=""/>
    <style:style style:name="P8" style:family="paragraph" style:parent-style-name="Heading_20_2">
      <style:text-properties officeooo:rsid="000b1bed" officeooo:paragraph-rsid="000b1bed"/>
    </style:style>
    <style:style style:name="P9" style:family="paragraph" style:parent-style-name="Heading_20_2">
      <style:text-properties officeooo:rsid="000c0530" officeooo:paragraph-rsid="000c0530"/>
    </style:style>
    <style:style style:name="P10" style:family="paragraph" style:parent-style-name="Heading_20_2">
      <style:text-properties style:font-name="Liberation Serif" fo:font-size="18pt" fo:font-weight="bold" officeooo:rsid="001a9aee" officeooo:paragraph-rsid="001a9aee" style:font-name-asian="Noto Serif CJK SC" style:font-size-asian="18pt" style:font-weight-asian="bold" style:font-name-complex="Lohit Devanagari" style:font-size-complex="18pt" style:font-weight-complex="bold"/>
    </style:style>
    <style:style style:name="P11" style:family="paragraph" style:parent-style-name="Heading_20_2">
      <style:text-properties officeooo:paragraph-rsid="000ec2e4"/>
    </style:style>
    <style:style style:name="P12" style:family="paragraph" style:parent-style-name="Heading_20_2">
      <style:text-properties officeooo:paragraph-rsid="000fa8e9"/>
    </style:style>
    <style:style style:name="P13" style:family="paragraph" style:parent-style-name="Heading_20_2">
      <style:text-properties officeooo:rsid="001a9aee" officeooo:paragraph-rsid="001a9aee"/>
    </style:style>
    <style:style style:name="P14" style:family="paragraph" style:parent-style-name="Heading_20_3">
      <style:text-properties style:font-name="Liberation Sans" fo:font-size="14.1000003814697pt" fo:font-weight="bold" officeooo:rsid="000e0954" officeooo:paragraph-rsid="000e0954" style:font-name-asian="Noto Sans CJK SC" style:font-size-asian="14.1000003814697pt" style:font-weight-asian="bold" style:font-name-complex="Lohit Devanagari" style:font-size-complex="14.1000003814697pt" style:font-weight-complex="bold"/>
    </style:style>
    <style:style style:name="P15" style:family="paragraph" style:parent-style-name="Heading_20_3">
      <style:text-properties style:font-name="Liberation Sans" fo:font-size="14.1000003814697pt" fo:font-weight="bold" officeooo:rsid="000ec2e4" officeooo:paragraph-rsid="000ec2e4" style:font-name-asian="Noto Sans CJK SC" style:font-size-asian="14.1000003814697pt" style:font-weight-asian="bold" style:font-name-complex="Lohit Devanagari" style:font-size-complex="14.1000003814697pt" style:font-weight-complex="bold"/>
    </style:style>
    <style:style style:name="P16" style:family="paragraph" style:parent-style-name="Heading_20_3">
      <style:text-properties officeooo:paragraph-rsid="000ec2e4"/>
    </style:style>
    <style:style style:name="P17" style:family="paragraph" style:parent-style-name="Heading_20_3">
      <style:text-properties officeooo:paragraph-rsid="000e0954"/>
    </style:style>
    <style:style style:name="P18" style:family="paragraph" style:parent-style-name="Subtitle">
      <style:text-properties fo:font-size="15pt" officeooo:rsid="00085e4c" officeooo:paragraph-rsid="00085e4c" style:font-size-asian="15pt" style:font-size-complex="15pt"/>
    </style:style>
    <style:style style:name="P19" style:family="paragraph" style:parent-style-name="Text_20_body">
      <style:text-properties officeooo:rsid="00085e4c" officeooo:paragraph-rsid="00085e4c"/>
    </style:style>
    <style:style style:name="P20" style:family="paragraph" style:parent-style-name="Text_20_body">
      <style:paragraph-properties fo:text-align="end" style:justify-single-word="false"/>
      <style:text-properties officeooo:rsid="00085e4c" officeooo:paragraph-rsid="00085e4c"/>
    </style:style>
    <style:style style:name="P21" style:family="paragraph" style:parent-style-name="Text_20_body">
      <style:paragraph-properties fo:text-align="justify" style:justify-single-word="false"/>
      <style:text-properties style:font-name="Liberation Sans" fo:font-size="12pt" fo:font-weight="normal" officeooo:rsid="00137963" officeooo:paragraph-rsid="00137963" style:font-name-asian="Noto Sans CJK SC" style:font-size-asian="10.5pt" style:font-weight-asian="normal" style:font-name-complex="Lohit Devanagari" style:font-size-complex="12pt" style:font-weight-complex="normal"/>
    </style:style>
    <style:style style:name="P22" style:family="paragraph" style:parent-style-name="Text_20_body">
      <style:paragraph-properties fo:text-align="justify" style:justify-single-word="false"/>
      <style:text-properties style:font-name="Liberation Sans" fo:font-size="12pt" fo:font-weight="normal" officeooo:rsid="0013842c" officeooo:paragraph-rsid="0013842c" style:font-name-asian="Noto Sans CJK SC" style:font-size-asian="10.5pt" style:font-weight-asian="normal" style:font-name-complex="Lohit Devanagari" style:font-size-complex="12pt" style:font-weight-complex="normal"/>
    </style:style>
    <style:style style:name="P23" style:family="paragraph" style:parent-style-name="Text_20_body">
      <style:paragraph-properties fo:text-align="justify" style:justify-single-word="false"/>
      <style:text-properties style:font-name="Liberation Sans" fo:font-size="12pt" fo:font-weight="normal" officeooo:rsid="00199a3e" officeooo:paragraph-rsid="00199a3e" style:font-name-asian="Noto Sans CJK SC" style:font-size-asian="12pt" style:font-weight-asian="normal" style:font-name-complex="Lohit Devanagari" style:font-size-complex="12pt" style:font-weight-complex="normal"/>
    </style:style>
    <style:style style:name="P24" style:family="paragraph" style:parent-style-name="Text_20_body">
      <style:paragraph-properties fo:text-align="justify" style:justify-single-word="false"/>
      <style:text-properties style:font-name="Liberation Sans" fo:font-size="12pt" fo:font-style="normal" fo:font-weight="normal" officeooo:rsid="00173e3f" officeooo:paragraph-rsid="00173e3f" style:font-name-asian="Noto Sans CJK SC"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text-align="justify" style:justify-single-word="false"/>
      <style:text-properties fo:font-size="12pt" fo:font-weight="normal" officeooo:rsid="0018d337" officeooo:paragraph-rsid="0018d337" style:font-size-asian="10.5pt" style:font-weight-asian="normal" style:font-size-complex="12pt" style:font-weight-complex="normal"/>
    </style:style>
    <style:style style:name="P26" style:family="paragraph" style:parent-style-name="Text_20_body">
      <style:paragraph-properties fo:text-align="justify" style:justify-single-word="false"/>
      <style:text-properties fo:font-size="12pt" fo:font-style="normal" fo:font-weight="normal" officeooo:rsid="00173e3f" officeooo:paragraph-rsid="00173e3f" style:font-size-asian="12pt" style:font-style-asian="normal" style:font-weight-asian="normal" style:font-size-complex="12pt" style:font-style-complex="normal" style:font-weight-complex="normal"/>
    </style:style>
    <style:style style:name="P27" style:family="paragraph" style:parent-style-name="Text_20_body">
      <style:paragraph-properties fo:text-align="justify" style:justify-single-word="false"/>
      <style:text-properties officeooo:paragraph-rsid="00137963"/>
    </style:style>
    <style:style style:name="P28" style:family="paragraph" style:parent-style-name="Text_20_body">
      <style:paragraph-properties fo:text-align="justify" style:justify-single-word="false"/>
      <style:text-properties officeooo:paragraph-rsid="00154f28"/>
    </style:style>
    <style:style style:name="P29" style:family="paragraph" style:parent-style-name="Text_20_body">
      <style:paragraph-properties fo:text-align="justify" style:justify-single-word="false"/>
      <style:text-properties officeooo:paragraph-rsid="00166034"/>
    </style:style>
    <style:style style:name="P30" style:family="paragraph" style:parent-style-name="Text_20_body">
      <style:paragraph-properties fo:text-align="justify" style:justify-single-word="false"/>
      <style:text-properties officeooo:paragraph-rsid="00173e3f"/>
    </style:style>
    <style:style style:name="P31" style:family="paragraph" style:parent-style-name="Text_20_body">
      <style:paragraph-properties fo:text-align="justify" style:justify-single-word="false"/>
      <style:text-properties style:font-name="Liberation Sans" officeooo:paragraph-rsid="001013fd"/>
    </style:style>
    <style:style style:name="P32" style:family="paragraph" style:parent-style-name="Text_20_body">
      <style:paragraph-properties fo:text-align="justify" style:justify-single-word="false"/>
      <style:text-properties style:font-name="Liberation Sans" officeooo:paragraph-rsid="00154f28"/>
    </style:style>
    <style:style style:name="P33" style:family="paragraph" style:parent-style-name="Text_20_body">
      <style:paragraph-properties fo:text-align="justify" style:justify-single-word="false"/>
      <style:text-properties style:font-name="Liberation Sans" officeooo:rsid="00120c4d" officeooo:paragraph-rsid="00120c4d"/>
    </style:style>
    <style:style style:name="P34" style:family="paragraph" style:parent-style-name="Text_20_body" style:list-style-name="L1">
      <style:text-properties style:font-name="Liberation Serif" fo:font-size="12pt" fo:font-weight="normal" officeooo:rsid="001c67e9" officeooo:paragraph-rsid="001c67e9" style:font-name-asian="Noto Serif CJK SC" style:font-size-asian="10.5pt" style:font-weight-asian="normal" style:font-name-complex="Lohit Devanagari" style:font-size-complex="12pt" style:font-weight-complex="normal"/>
    </style:style>
    <style:style style:name="P35" style:family="paragraph" style:parent-style-name="Text_20_body">
      <style:text-properties officeooo:rsid="001dddea" officeooo:paragraph-rsid="001dddea"/>
    </style:style>
    <style:style style:name="P36" style:family="paragraph" style:parent-style-name="Text_20_body" style:list-style-name="L1">
      <style:text-properties officeooo:rsid="001dddea" officeooo:paragraph-rsid="001dddea"/>
    </style:style>
    <style:style style:name="P37" style:family="paragraph" style:parent-style-name="Text_20_body">
      <style:text-properties officeooo:paragraph-rsid="001dddea"/>
    </style:style>
    <style:style style:name="P38" style:family="paragraph" style:parent-style-name="Text_20_body" style:list-style-name="L1">
      <style:text-properties officeooo:paragraph-rsid="001dddea"/>
    </style:style>
    <style:style style:name="P39" style:family="paragraph" style:parent-style-name="Text_20_body" style:list-style-name="L1">
      <style:text-properties officeooo:paragraph-rsid="001ef89f"/>
    </style:style>
    <style:style style:name="P40" style:family="paragraph" style:parent-style-name="Text_20_body">
      <style:paragraph-properties fo:text-align="justify" style:justify-single-word="false"/>
      <style:text-properties officeooo:rsid="001ef89f" officeooo:paragraph-rsid="001ef89f"/>
    </style:style>
    <style:style style:name="P41" style:family="paragraph" style:parent-style-name="Text_20_body">
      <style:paragraph-properties fo:margin-left="0in" fo:margin-right="0in" fo:text-align="justify" style:justify-single-word="false" fo:text-indent="0in" style:auto-text-indent="false"/>
      <style:text-properties officeooo:paragraph-rsid="001013fd"/>
    </style:style>
    <style:style style:name="T1" style:family="text">
      <style:text-properties officeooo:rsid="00085e4c"/>
    </style:style>
    <style:style style:name="T2" style:family="text">
      <style:text-properties officeooo:rsid="000a4663"/>
    </style:style>
    <style:style style:name="T3" style:family="text">
      <style:text-properties style:font-name="Liberation Sans" fo:font-size="14.1000003814697pt" fo:font-weight="bold" style:font-name-asian="Noto Sans CJK SC" style:font-size-asian="14.1000003814697pt" style:font-weight-asian="bold" style:font-name-complex="Lohit Devanagari" style:font-size-complex="14.1000003814697pt" style:font-weight-complex="bold"/>
    </style:style>
    <style:style style:name="T4" style:family="text">
      <style:text-properties style:font-name="Liberation Sans" fo:font-size="14.1000003814697pt" fo:font-weight="bold" officeooo:rsid="000e0954" style:font-name-asian="Noto Sans CJK SC" style:font-size-asian="14.1000003814697pt" style:font-weight-asian="bold" style:font-name-complex="Lohit Devanagari" style:font-size-complex="14.1000003814697pt" style:font-weight-complex="bold"/>
    </style:style>
    <style:style style:name="T5" style:family="text">
      <style:text-properties style:font-name="Liberation Sans" fo:font-size="14.1000003814697pt" fo:font-weight="bold" officeooo:rsid="000ec2e4" style:font-name-asian="Noto Sans CJK SC" style:font-size-asian="14.1000003814697pt" style:font-weight-asian="bold" style:font-name-complex="Lohit Devanagari" style:font-size-complex="14.1000003814697pt" style:font-weight-complex="bold"/>
    </style:style>
    <style:style style:name="T6" style:family="text">
      <style:text-properties style:font-name="Liberation Sans" fo:font-size="14.1000003814697pt" fo:font-weight="bold" officeooo:rsid="000fa8e9" style:font-name-asian="Noto Sans CJK SC" style:font-size-asian="14.1000003814697pt" style:font-weight-asian="bold" style:font-name-complex="Lohit Devanagari" style:font-size-complex="14.1000003814697pt" style:font-weight-complex="bold"/>
    </style:style>
    <style:style style:name="T7" style:family="text">
      <style:text-properties style:font-name="Liberation Sans" style:font-name-asian="Noto Sans CJK SC" style:font-name-complex="Lohit Devanagari"/>
    </style:style>
    <style:style style:name="T8" style:family="text">
      <style:text-properties style:font-name="Liberation Sans" officeooo:rsid="001751ce" style:font-name-asian="Noto Sans CJK SC" style:font-name-complex="Lohit Devanagari"/>
    </style:style>
    <style:style style:name="T9" style:family="text">
      <style:text-properties style:font-name="Liberation Sans" fo:font-size="12pt" fo:font-weight="normal" officeooo:rsid="001013fd" style:font-name-asian="Noto Sans CJK SC" style:font-size-asian="10.5pt" style:font-weight-asian="normal" style:font-name-complex="Lohit Devanagari" style:font-size-complex="12pt" style:font-weight-complex="normal"/>
    </style:style>
    <style:style style:name="T10" style:family="text">
      <style:text-properties style:font-name="Liberation Sans" fo:font-size="12pt" fo:font-weight="normal" officeooo:rsid="00120c4d" style:font-name-asian="Noto Sans CJK SC" style:font-size-asian="10.5pt" style:font-weight-asian="normal" style:font-name-complex="Lohit Devanagari" style:font-size-complex="12pt" style:font-weight-complex="normal"/>
    </style:style>
    <style:style style:name="T11" style:family="text">
      <style:text-properties style:font-name="Liberation Sans" fo:font-size="12pt" fo:font-weight="normal" officeooo:rsid="000e0954" style:font-name-asian="Noto Sans CJK SC" style:font-size-asian="10.5pt" style:font-weight-asian="normal" style:font-name-complex="Lohit Devanagari" style:font-size-complex="12pt" style:font-weight-complex="normal"/>
    </style:style>
    <style:style style:name="T12" style:family="text">
      <style:text-properties style:font-name="Liberation Sans" fo:font-size="12pt" fo:font-weight="normal" officeooo:rsid="00137963" style:font-name-asian="Noto Sans CJK SC" style:font-size-asian="10.5pt" style:font-weight-asian="normal" style:font-name-complex="Lohit Devanagari" style:font-size-complex="12pt" style:font-weight-complex="normal"/>
    </style:style>
    <style:style style:name="T13" style:family="text">
      <style:text-properties style:font-name="Liberation Sans" fo:font-size="12pt" fo:font-weight="normal" officeooo:rsid="00154f28" style:font-name-asian="Noto Sans CJK SC" style:font-size-asian="10.5pt" style:font-weight-asian="normal" style:font-name-complex="Lohit Devanagari" style:font-size-complex="12pt" style:font-weight-complex="normal"/>
    </style:style>
    <style:style style:name="T14" style:family="text">
      <style:text-properties style:font-name="Liberation Sans" fo:font-size="12pt" fo:font-weight="normal" officeooo:rsid="00166034" style:font-name-asian="Noto Sans CJK SC" style:font-size-asian="10.5pt" style:font-weight-asian="normal" style:font-name-complex="Lohit Devanagari" style:font-size-complex="12pt" style:font-weight-complex="normal"/>
    </style:style>
    <style:style style:name="T15" style:family="text">
      <style:text-properties style:font-name="Liberation Sans" fo:font-size="12pt" fo:font-style="normal" fo:font-weight="normal" officeooo:rsid="00173e3f" style:font-name-asian="Noto Sans CJK SC" style:font-size-asian="12pt" style:font-style-asian="normal" style:font-weight-asian="normal" style:font-name-complex="Lohit Devanagari" style:font-size-complex="12pt" style:font-style-complex="normal" style:font-weight-complex="normal"/>
    </style:style>
    <style:style style:name="T16" style:family="text">
      <style:text-properties officeooo:rsid="001013fd"/>
    </style:style>
    <style:style style:name="T17" style:family="text">
      <style:text-properties officeooo:rsid="00120c4d"/>
    </style:style>
    <style:style style:name="T18" style:family="text">
      <style:text-properties officeooo:rsid="00137963"/>
    </style:style>
    <style:style style:name="T19" style:family="text">
      <style:text-properties officeooo:rsid="0013842c"/>
    </style:style>
    <style:style style:name="T20" style:family="text">
      <style:text-properties officeooo:rsid="00154f28"/>
    </style:style>
    <style:style style:name="T21" style:family="text">
      <style:text-properties officeooo:rsid="00166034"/>
    </style:style>
    <style:style style:name="T22" style:family="text">
      <style:text-properties officeooo:rsid="001c67e9"/>
    </style:style>
    <style:style style:name="T23" style:family="text">
      <style:text-properties officeooo:rsid="001dddea"/>
    </style:style>
    <style:style style:name="T24" style:family="text">
      <style:text-properties style:font-name="Liberation Serif" fo:font-size="12pt" fo:font-weight="normal" style:font-name-asian="Noto Serif CJK SC" style:font-size-asian="10.5pt" style:font-weight-asian="normal" style:font-name-complex="Lohit Devanagari" style:font-size-complex="12pt" style:font-weight-complex="normal"/>
    </style:style>
    <style:style style:name="T25" style:family="text">
      <style:text-properties style:font-name="Liberation Serif" fo:font-size="12pt" fo:font-weight="normal" officeooo:rsid="001dddea" style:font-name-asian="Noto Serif CJK SC" style:font-size-asian="10.5pt" style:font-weight-asian="normal" style:font-name-complex="Lohit Devanagari" style:font-size-complex="12pt" style:font-weight-complex="normal"/>
    </style:style>
    <style:style style:name="T26" style:family="text">
      <style:text-properties style:font-name="Liberation Serif" fo:font-size="12pt" fo:font-weight="normal" officeooo:rsid="001ef89f" style:font-name-asian="Noto Serif CJK SC" style:font-size-asian="10.5pt" style:font-weight-asian="normal" style:font-name-complex="Lohit Devanagari" style:font-size-complex="12pt" style:font-weight-complex="normal"/>
    </style:style>
    <style:style style:name="T27" style:family="text">
      <style:text-properties style:text-position="super 58%" style:font-name="Liberation Serif" fo:font-size="12pt" fo:font-weight="normal" officeooo:rsid="001ef89f" style:font-name-asian="Noto Serif CJK SC" style:font-size-asian="10.5pt" style:font-weight-asian="normal" style:font-name-complex="Lohit Devanagari" style:font-size-complex="12pt"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
      <text:p text:style-name="Title"><text:span text:style-name="T1">D10 - </text:span>Crime reporting</text:p>
      <text:p text:style-name="Subtitle"><text:bookmark text:name="docs-internal-guid-2f6edac5-7fff-5d14-a0c0-e97991c22aff"/>Predicting crimes using machine learning and classifiers</text:p>
      <text:p text:style-name="P18">LTAT.02.02 course project</text:p>
      <text:p text:style-name="P19"/>
      <text:p text:style-name="P19"/>
      <text:p text:style-name="P19"/>
      <text:p text:style-name="P19"/>
      <text:p text:style-name="P19"/>
      <text:p text:style-name="P20"/>
      <text:p text:style-name="P20"/>
      <text:p text:style-name="P20"/>
      <text:p text:style-name="P20"/>
      <text:p text:style-name="P20">Rasmus Saame, 6. rühm</text:p>
      <text:p text:style-name="P20">Toomas Roosma, 6. rühm</text:p>
      <text:table-of-content text:style-name="Sect1" text:protected="true" text:name="Table of Contents1">
        <text:table-of-content-source text:outline-level="10" text:use-index-marks="false">
          <text:index-title-template text:style-nam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1"><text:a xlink:type="simple" xlink:href="#__RefHeading___Toc476_2723118053" text:style-name="Index_20_Link" text:visited-style-name="Index_20_Link">1. Setting up<text:tab/>3</text:a></text:p>
          <text:p text:style-name="P1"><text:a xlink:type="simple" xlink:href="#__RefHeading___Toc128_2723118053" text:style-name="Index_20_Link" text:visited-style-name="Index_20_Link">2. Business understanding<text:tab/>4</text:a></text:p>
          <text:p text:style-name="P2"><text:a xlink:type="simple" xlink:href="#__RefHeading___Toc352_2723118053" text:style-name="Index_20_Link" text:visited-style-name="Index_20_Link">Identifying your business goals<text:tab/>4</text:a></text:p>
          <text:p text:style-name="P3"><text:a xlink:type="simple" xlink:href="#__RefHeading___Toc369_2723118053" text:style-name="Index_20_Link" text:visited-style-name="Index_20_Link">Background<text:tab/>4</text:a></text:p>
          <text:p text:style-name="P3"><text:a xlink:type="simple" xlink:href="#__RefHeading___Toc371_2723118053" text:style-name="Index_20_Link" text:visited-style-name="Index_20_Link">Business goals<text:tab/>4</text:a></text:p>
          <text:p text:style-name="P3"><text:a xlink:type="simple" xlink:href="#__RefHeading___Toc413_2723118053" text:style-name="Index_20_Link" text:visited-style-name="Index_20_Link">Business success criteria<text:tab/>4</text:a></text:p>
          <text:p text:style-name="P2"><text:a xlink:type="simple" xlink:href="#__RefHeading___Toc354_2723118053" text:style-name="Index_20_Link" text:visited-style-name="Index_20_Link">Assessing your situation<text:tab/>4</text:a></text:p>
          <text:p text:style-name="P3"><text:a xlink:type="simple" xlink:href="#__RefHeading___Toc373_2723118053" text:style-name="Index_20_Link" text:visited-style-name="Index_20_Link">Inventory of resources<text:tab/>4</text:a></text:p>
          <text:p text:style-name="P3"><text:a xlink:type="simple" xlink:href="#__RefHeading___Toc375_2723118053" text:style-name="Index_20_Link" text:visited-style-name="Index_20_Link">Requirements, assumptions and constraints<text:tab/>4</text:a></text:p>
          <text:p text:style-name="P3"><text:a xlink:type="simple" xlink:href="#__RefHeading___Toc377_2723118053" text:style-name="Index_20_Link" text:visited-style-name="Index_20_Link">Risks and contingencies<text:tab/>5</text:a></text:p>
          <text:p text:style-name="P3"><text:a xlink:type="simple" xlink:href="#__RefHeading___Toc379_2723118053" text:style-name="Index_20_Link" text:visited-style-name="Index_20_Link">Terminology<text:tab/>5</text:a></text:p>
          <text:p text:style-name="P3"><text:a xlink:type="simple" xlink:href="#__RefHeading___Toc381_2723118053" text:style-name="Index_20_Link" text:visited-style-name="Index_20_Link">Costs and benefits<text:tab/>5</text:a></text:p>
          <text:p text:style-name="P2"><text:a xlink:type="simple" xlink:href="#__RefHeading___Toc356_2723118053" text:style-name="Index_20_Link" text:visited-style-name="Index_20_Link">Defining your data-mining goals<text:tab/>5</text:a></text:p>
          <text:p text:style-name="P3"><text:a xlink:type="simple" xlink:href="#__RefHeading___Toc383_2723118053" text:style-name="Index_20_Link" text:visited-style-name="Index_20_Link">Data-mining goals<text:tab/>5</text:a></text:p>
          <text:p text:style-name="P3"><text:a xlink:type="simple" xlink:href="#__RefHeading___Toc385_2723118053" text:style-name="Index_20_Link" text:visited-style-name="Index_20_Link">Data-mining success criteria<text:tab/>5</text:a></text:p>
          <text:p text:style-name="P1"><text:a xlink:type="simple" xlink:href="#__RefHeading___Toc130_2723118053" text:style-name="Index_20_Link" text:visited-style-name="Index_20_Link">3. Data understanding<text:tab/>6</text:a></text:p>
          <text:p text:style-name="P2"><text:a xlink:type="simple" xlink:href="#__RefHeading___Toc399_2723118053" text:style-name="Index_20_Link" text:visited-style-name="Index_20_Link">Gathering data<text:tab/>6</text:a></text:p>
          <text:p text:style-name="P3"><text:a xlink:type="simple" xlink:href="#__RefHeading___Toc401_2723118053" text:style-name="Index_20_Link" text:visited-style-name="Index_20_Link">Outline data requirements<text:tab/>6</text:a></text:p>
          <text:p text:style-name="P3"><text:a xlink:type="simple" xlink:href="#__RefHeading___Toc403_2723118053" text:style-name="Index_20_Link" text:visited-style-name="Index_20_Link">Verify data availability<text:tab/>6</text:a></text:p>
          <text:p text:style-name="P3"><text:a xlink:type="simple" xlink:href="#__RefHeading___Toc405_2723118053" text:style-name="Index_20_Link" text:visited-style-name="Index_20_Link">Define selection criteria<text:tab/>6</text:a></text:p>
          <text:p text:style-name="P2"><text:a xlink:type="simple" xlink:href="#__RefHeading___Toc407_2723118053" text:style-name="Index_20_Link" text:visited-style-name="Index_20_Link">Describing data<text:tab/>6</text:a></text:p>
          <text:p text:style-name="P2"><text:a xlink:type="simple" xlink:href="#__RefHeading___Toc409_2723118053" text:style-name="Index_20_Link" text:visited-style-name="Index_20_Link">Exploring data<text:tab/>6</text:a></text:p>
          <text:p text:style-name="P2"><text:a xlink:type="simple" xlink:href="#__RefHeading___Toc411_2723118053" text:style-name="Index_20_Link" text:visited-style-name="Index_20_Link">Verifying data quality<text:tab/>6</text:a></text:p>
          <text:p text:style-name="P1"><text:a xlink:type="simple" xlink:href="#__RefHeading___Toc132_2723118053" text:style-name="Index_20_Link" text:visited-style-name="Index_20_Link">4. Project plan<text:tab/>7</text:a></text:p>
          <text:p text:style-name="P2"><text:a xlink:type="simple" xlink:href="#__RefHeading___Toc472_2723118053" text:style-name="Index_20_Link" text:visited-style-name="Index_20_Link">Plan<text:tab/>7</text:a></text:p>
          <text:p text:style-name="P2"><text:a xlink:type="simple" xlink:href="#__RefHeading___Toc474_2723118053" text:style-name="Index_20_Link" text:visited-style-name="Index_20_Link">Tools and techniques<text:tab/>7</text:a></text:p>
        </text:index-body>
      </text:table-of-content>
      <text:h text:style-name="P7" text:outline-level="1"/>
      <text:h text:style-name="P6" text:outline-level="1"><text:bookmark-start text:name="__RefHeading___Toc476_2723118053"/>1. Setting up<text:bookmark-end text:name="__RefHeading___Toc476_2723118053"/></text:h>
      <text:p text:style-name="P35">Our repository is hosted in GitHub and is shared with our instructor Anna Aljanki. Repository can be found in <text:a xlink:type="simple" xlink:href="https://github.com/ToomasRo/crime_predictor" text:style-name="Internet_20_link" text:visited-style-name="Visited_20_Internet_20_Link">this link</text:a>.</text:p>
      <text:h text:style-name="P5" text:outline-level="1"><text:bookmark-start text:name="__RefHeading___Toc128_2723118053"/><text:span text:style-name="T22">2</text:span><text:span text:style-name="T2">. </text:span>Business understanding<text:bookmark-end text:name="__RefHeading___Toc128_2723118053"/></text:h>
      <text:h text:style-name="P9" text:outline-level="2"><text:bookmark-start text:name="__RefHeading___Toc352_2723118053"/>Identifying your business goals<text:bookmark-end text:name="__RefHeading___Toc352_2723118053"/></text:h>
      <text:p text:style-name="P37"><text:span text:style-name="T23">NB! Since we chose this project simply out of interest we don’t have a big company behind us that’s depending on our work. Our background analysis is made up in one possible way what the business logic and requirements for the project might be.</text:span></text:p>
      <text:h text:style-name="P14" text:outline-level="3"><text:bookmark-start text:name="__RefHeading___Toc369_2723118053"/>Background<text:bookmark-end text:name="__RefHeading___Toc369_2723118053"/></text:h>
      <text:p text:style-name="P41"><text:span text:style-name="T9">Every day multiple </text:span><text:span text:style-name="T10">public order breaches are committed.</text:span><text:span text:style-name="T9"> So that the crimes wouldn’t go unpunished, police have to counter actions. One of the options is to punish criminals for their crimes. Another option is to prevent crimes by increasing the presence of the police officers in places where </text:span><text:span text:style-name="T10">breach of the public order takes place most often.</text:span></text:p>
      <text:h text:style-name="P17" text:outline-level="3"><text:bookmark-start text:name="__RefHeading___Toc371_2723118053"/>Business goals<text:bookmark-end text:name="__RefHeading___Toc371_2723118053"/></text:h>
      <text:p text:style-name="P31"><text:span text:style-name="T16">The Police expects to reduce the crime rates in the </text:span><text:span text:style-name="T17">next 10 years by trying different methods. Police would like to reduce crimes by 5% each year and by 40% for the end of 10 year period.</text:span></text:p>
      <text:h text:style-name="Heading_20_3" text:outline-level="3"><text:bookmark-start text:name="__RefHeading___Toc413_2723118053"/><text:span text:style-name="T4">B</text:span><text:span text:style-name="T3">usiness success criteria</text:span><text:bookmark-end text:name="__RefHeading___Toc413_2723118053"/></text:h>
      <text:p text:style-name="P33">The success will be measured by counting the times and places where public order breaches take place. Crime rates change will be measured in each location separately and in Estonia total as well. The goal has been achieved when there are <text:span text:style-name="T18">some </text:span>locations where crime has dropped by previously mentioned amounts.</text:p>
      <text:p text:style-name="P33"/>
      <text:h text:style-name="P8" text:outline-level="2"><text:bookmark-start text:name="__RefHeading___Toc354_2723118053"/>Assessing your situation<text:bookmark-end text:name="__RefHeading___Toc354_2723118053"/></text:h>
      <text:h text:style-name="P17" text:outline-level="3"><text:bookmark-start text:name="__RefHeading___Toc373_2723118053"/><text:span text:style-name="T4">Inventory of resources</text:span><text:bookmark-end text:name="__RefHeading___Toc373_2723118053"/></text:h>
      <text:p text:style-name="P27"><text:span text:style-name="T11">I</text:span><text:span text:style-name="T12">n our team we have 2 very dedicated data scientists Rasmus and Toomas who are going to work on the project. </text:span></text:p>
      <text:p text:style-name="P21">We have <text:span text:style-name="T19">data about public order breaches in the last 10 years (starting from 2012) from </text:span><text:a xlink:type="simple" xlink:href="https://avaandmed.eesti.ee/datasets/avaliku-korra-vastased-ja-avalikus-kohas-toime-pandud-suuteod" text:style-name="Internet_20_link" text:visited-style-name="Visited_20_Internet_20_Link"><text:span text:style-name="T19">this source</text:span></text:a><text:span text:style-name="T19">.</text:span></text:p>
      <text:p text:style-name="P22">For software we are going to use Python, Jupyter Notebook and different Python libraries for data mining, such as pandas, numpy and sklearn, <text:span text:style-name="T21">and Google</text:span>.</text:p>
      <text:p text:style-name="P22">For hardware we are going to use our HP laptops from Institute of computer science to do all of the calculations and presentations.</text:p>
      <text:h text:style-name="P14" text:outline-level="3"><text:bookmark-start text:name="__RefHeading___Toc375_2723118053"/><text:soft-page-break/>Requirements, assumptions and constraints<text:bookmark-end text:name="__RefHeading___Toc375_2723118053"/></text:h>
      <text:p text:style-name="P28"><text:span text:style-name="T11">T</text:span><text:span text:style-name="T13">he data is distributed with Creative Commons 3.0 license and is available for sharing and modifying if properly referenced. At the end of the project we need to have a working model predicting what type of crime is most probable in certain location and statistics about public order breaches in the last 10 years.</text:span></text:p>
      <text:h text:style-name="Heading_20_3" text:outline-level="3"><text:bookmark-start text:name="__RefHeading___Toc377_2723118053"/>Risks and contingencies<text:bookmark-end text:name="__RefHeading___Toc377_2723118053"/></text:h>
      <text:p text:style-name="P32"><text:span text:style-name="T20">Possible risks include hardware failures, if our laptops break we can’t work on the project. In this case we can find substitute computers and </text:span><text:span text:style-name="T21">restore</text:span><text:span text:style-name="T20"> our progress from Git</text:span><text:span text:style-name="T21">H</text:span><text:span text:style-name="T20">ub. </text:span></text:p>
      <text:h text:style-name="P14" text:outline-level="3"><text:bookmark-start text:name="__RefHeading___Toc379_2723118053"/>Terminology<text:bookmark-end text:name="__RefHeading___Toc379_2723118053"/></text:h>
      <text:p text:style-name="P26"><text:span text:style-name="T7">Public order breach </text:span><text:span text:style-name="T8">(Avaliku korra rikkumine) </text:span><text:span text:style-name="T7">– Action against the law that take place in public room.</text:span></text:p>
      <text:p text:style-name="P24">Petty theft (Pisivargus) – Small theft where stolen value is less then 40€.</text:p>
      <text:p text:style-name="P30"><text:span text:style-name="T15">Misdemeanor (Väärtegu) – Smaller offense for which the usual punishment is fine or arrest.</text:span></text:p>
      <text:p text:style-name="P24">Crime (Kuritegu) – More significant offense for which the usual punishment is fine or imprisonment. </text:p>
      <text:h text:style-name="P14" text:outline-level="3"><text:bookmark-start text:name="__RefHeading___Toc381_2723118053"/>Costs and benefits<text:bookmark-end text:name="__RefHeading___Toc381_2723118053"/></text:h>
      <text:p text:style-name="P29"><text:span text:style-name="T14">Possible costs include data scientists’ time and effort. Different nutrients and drinks for developing also require some amount of money. Possible benefits include deeper knowledge about public order breaches, statistics about breaches, model predicting breaches, lower crime rates and better course project and grade.</text:span></text:p>
      <text:h text:style-name="P8" text:outline-level="2"><text:bookmark-start text:name="__RefHeading___Toc356_2723118053"/>Defining your data-mining goals<text:bookmark-end text:name="__RefHeading___Toc356_2723118053"/></text:h>
      <text:h text:style-name="P15" text:outline-level="3"><text:bookmark-start text:name="__RefHeading___Toc383_2723118053"/>Data-mining goals<text:bookmark-end text:name="__RefHeading___Toc383_2723118053"/></text:h>
      <text:p text:style-name="P25"><text:span text:style-name="T7">In the end of the project we’d like to have different models which predict the likeliness of a crime on a given time and location. In addition to that we’d like to have statistics and graphs about last 10 years offenses that happened in Estonia. Map plot about the likeliness of different offenses in Estonia.</text:span></text:p>
      <text:h text:style-name="P15" text:outline-level="3"><text:bookmark-start text:name="__RefHeading___Toc385_2723118053"/>Data-mining success criteria<text:bookmark-end text:name="__RefHeading___Toc385_2723118053"/></text:h>
      <text:p text:style-name="P23">Predicting crimes on a test set with a greater then 0.6 AUC. Statistical knowledge about different offenses that took place. Graphs that illustrate on a interactive map offenses in the last 10 years.</text:p>
      <text:h text:style-name="P5" text:outline-level="1"><text:bookmark-start text:name="__RefHeading___Toc130_2723118053"/><text:span text:style-name="T22">3</text:span><text:span text:style-name="T2">. </text:span>Data understanding<text:bookmark-end text:name="__RefHeading___Toc130_2723118053"/></text:h>
      <text:h text:style-name="Heading_20_2" text:outline-level="2"><text:bookmark-start text:name="__RefHeading___Toc399_2723118053"/>Gathering data<text:bookmark-end text:name="__RefHeading___Toc399_2723118053"/></text:h>
      <text:h text:style-name="P16" text:outline-level="3"><text:bookmark-start text:name="__RefHeading___Toc401_2723118053"/>Outline data requirements<text:bookmark-end text:name="__RefHeading___Toc401_2723118053"/></text:h>
      <text:h text:style-name="P16" text:outline-level="3"><text:bookmark-start text:name="__RefHeading___Toc403_2723118053"/><text:span text:style-name="T5">Verify</text:span> data <text:span text:style-name="T5">availability</text:span><text:bookmark-end text:name="__RefHeading___Toc403_2723118053"/></text:h>
      <text:h text:style-name="P15" text:outline-level="3"><text:bookmark-start text:name="__RefHeading___Toc405_2723118053"/>Define selection criteria<text:bookmark-end text:name="__RefHeading___Toc405_2723118053"/></text:h>
      <text:h text:style-name="P11" text:outline-level="2"><text:bookmark-start text:name="__RefHeading___Toc407_2723118053"/><text:span text:style-name="T5">Describing data</text:span><text:bookmark-end text:name="__RefHeading___Toc407_2723118053"/></text:h>
      <text:h text:style-name="P12" text:outline-level="2"><text:bookmark-start text:name="__RefHeading___Toc409_2723118053"/><text:span text:style-name="T6">Exploring </text:span><text:span text:style-name="T5">data</text:span><text:bookmark-end text:name="__RefHeading___Toc409_2723118053"/></text:h>
      <text:h text:style-name="P12" text:outline-level="2"><text:bookmark-start text:name="__RefHeading___Toc411_2723118053"/><text:span text:style-name="T6">Verifying </text:span><text:span text:style-name="T5">data </text:span><text:span text:style-name="T6">quality</text:span><text:bookmark-end text:name="__RefHeading___Toc411_2723118053"/></text:h>
      <text:p text:style-name="P19"/>
      <text:h text:style-name="P5" text:outline-level="1"><text:bookmark-start text:name="__RefHeading___Toc132_2723118053"/><text:span text:style-name="T22">4</text:span><text:span text:style-name="T2">. </text:span>Project plan<text:bookmark-end text:name="__RefHeading___Toc132_2723118053"/></text:h>
      <text:h text:style-name="P10" text:outline-level="2"><text:bookmark-start text:name="__RefHeading___Toc472_2723118053"/>Plan<text:bookmark-end text:name="__RefHeading___Toc472_2723118053"/></text:h>
      <text:list xml:id="list2239263356" text:style-name="L1">
        <text:list-item>
          <text:p text:style-name="P34">Investigate data – <text:span text:style-name="T23">Purpose of this task is to get familiar with the data </text:span></text:p>
        </text:list-item>
        <text:list-item>
          <text:p text:style-name="P34">Clean data – <text:span text:style-name="T23">Purpose of this task is to select only relevant fields from the data and verify that the data is usable and make possible corrections.</text:span></text:p>
        </text:list-item>
        <text:list-item>
          <text:p text:style-name="P34">Decide on different approaches – <text:span text:style-name="T23">In this task the target is to talk and discuss about different approaches for this project and choose models that we are going to try to implement.</text:span></text:p>
        </text:list-item>
        <text:list-item>
          <text:p text:style-name="P34">Implement different models – <text:span text:style-name="T23">In this task we are going to implement different models chosen in previous task and test with parameters to find the best models.</text:span></text:p>
        </text:list-item>
        <text:list-item>
          <text:p text:style-name="P38"><text:span text:style-name="T25">Analyze built models – Find how well the models behaved and calculate their efficiency. This can be done in parallel with task 4 when certain model is ready.</text:span></text:p>
        </text:list-item>
        <text:list-item>
          <text:p text:style-name="P36"><text:span text:style-name="T24">Build graphs (interactive) to visualize the results – This task’s purpose is to make our results presentable.</text:span></text:p>
        </text:list-item>
        <text:list-item>
          <text:p text:style-name="P39"><text:span text:style-name="T26">Present the project – This task consists of presenting the project at project session on December 16</text:span><text:span text:style-name="T27">th</text:span><text:span text:style-name="T26">. </text:span></text:p>
        </text:list-item>
      </text:list>
      <text:h text:style-name="P13" text:outline-level="2"><text:bookmark-start text:name="__RefHeading___Toc474_2723118053"/>Tools and techniques<text:bookmark-end text:name="__RefHeading___Toc474_2723118053"/></text:h>
      <text:p text:style-name="P40">We are planning to use Python3 and different package made for manipulating data, such as numpy, pandas and sklearn. We plan to consider using different methods learned in this course such as KNN, RF and much more for best possible predict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8T18:42:46.981261734</meta:creation-date>
    <dc:date>2021-11-28T21:54:59.642631394</dc:date>
    <meta:editing-duration>PT1H38M55S</meta:editing-duration>
    <meta:editing-cycles>16</meta:editing-cycles>
    <meta:generator>LibreOffice/6.4.7.2$Linux_X86_64 LibreOffice_project/40$Build-2</meta:generator>
    <meta:document-statistic meta:table-count="0" meta:image-count="0" meta:object-count="0" meta:page-count="7" meta:paragraph-count="85" meta:word-count="962" meta:character-count="5843" meta:non-whitespace-character-count="4957"/>
  </office:meta>
</office:document-meta>
</file>